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Heading_20_1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>
      <style:text-properties style:font-name="Courier New" style:font-name-asian="Courier New" style:font-name-complex="Courier New"/>
    </style:style>
    <style:style style:name="T3_9" style:family="text">
      <style:text-properties style:font-name="Courier New" style:font-name-asian="Courier New" style:font-name-complex="Courier New"/>
    </style:style>
    <style:style style:name="T3_10" style:family="text">
      <style:text-properties style:font-name="Courier New" style:font-name-asian="Courier New" style:font-name-complex="Courier New"/>
    </style:style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P4" style:family="paragraph" style:parent-style-name="Heading_20_1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5.926cm" fo:margin-left="0cm"/>
    </style:style>
    <style:style style:name="Column1" style:family="table-column">
      <style:table-column-properties style:column-width="15.92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4" style:family="text"/>
    <style:style style:name="T8_5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6" style:family="text"/>
    <style:style style:name="T8_7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8" style:family="text"/>
    <style:style style:name="T8_9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10" style:family="text"/>
    <style:style style:name="T8_11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12" style:family="text"/>
    <style:style style:name="T8_13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14" style:family="text"/>
    <style:style style:name="T8_15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16" style:family="text"/>
    <style:style style:name="T8_17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18" style:family="text"/>
    <style:style style:name="T8_19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20" style:family="text"/>
    <style:style style:name="T8_21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22" style:family="text"/>
    <style:style style:name="T8_23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24" style:family="text"/>
    <style:style style:name="T8_25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26" style:family="text"/>
    <style:style style:name="T8_27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28" style:family="text"/>
    <style:style style:name="T8_29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30" style:family="text"/>
    <style:style style:name="T8_31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32" style:family="text"/>
    <style:style style:name="T8_33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34" style:family="text"/>
    <style:style style:name="T8_35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36" style:family="text"/>
    <style:style style:name="T8_37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38" style:family="text"/>
    <style:style style:name="T8_39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40" style:family="text"/>
    <style:style style:name="T8_41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8_4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4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4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4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4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4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4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4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2deb6oxrbfox"/><text:bookmark-end text:name="h.2deb6oxrbfox"/><text:span text:style-name="T1_1">vim</text:span><text:span text:style-name="T1_2"><text:s/></text:span><text:span text:style-name="T1_3">memo</text:span></text:p>
      <text:h text:style-name="P2" text:outline-level="10"><text:bookmark-start text:name="h.8gta13k1pe0a"/><text:bookmark-end text:name="h.8gta13k1pe0a"/><text:span text:style-name="T2_1">256<text:s/></text:span><text:span text:style-name="T2_2">colors</text:span><text:span text:style-name="T2_3"><text:s/></text:span><text:span text:style-name="T2_4">shell</text:span></text:h>
      <text:p text:style-name="P3"><text:span text:style-name="T3_1"><text:tab/></text:span><text:span text:style-name="T3_2">Add</text:span><text:span text:style-name="T3_3"><text:s/></text:span><text:span text:style-name="T3_4">terminal</text:span><text:span text:style-name="T3_5"><text:s/></text:span><text:span text:style-name="T3_6">type</text:span><text:span text:style-name="T3_7"><text:s/>“</text:span><text:span text:style-name="T3_8">xterm</text:span><text:span text:style-name="T3_9">-256</text:span><text:span text:style-name="T3_10">color</text:span><text:span text:style-name="T3_11">”<text:s/></text:span><text:span text:style-name="T3_12">to</text:span><text:span text:style-name="T3_13"><text:s/></text:span><text:span text:style-name="T3_14">your</text:span><text:span text:style-name="T3_15"><text:s/></text:span><text:span text:style-name="T3_16">terminal</text:span><text:span text:style-name="T3_17"><text:s/></text:span><text:span text:style-name="T3_18">emulator</text:span><text:span text:style-name="T3_19">.</text:span></text:p>
      <text:h text:style-name="P4" text:outline-level="10"><text:bookmark-start text:name="h.f7tlg0uuzukh"/><text:bookmark-end text:name="h.f7tlg0uuzukh"/><text:span text:style-name="T4_1">Add</text:span><text:span text:style-name="T4_2"><text:s/></text:span><text:span text:style-name="T4_3">coloscheme</text:span></text:h>
      <text:p text:style-name="P5"/>
      <table:table table:style-name="Table1">
        <table:table-column table:style-name="Column1"/>
        <table:table-row table:style-name="Row1">
          <table:table-cell table:style-name="Cell1">
            <text:p text:style-name="P6"><text:span text:style-name="T6_1">$<text:s/></text:span><text:span text:style-name="T6_2">cd</text:span></text:p>
            <text:p text:style-name="P7"><text:span text:style-name="T7_1">$<text:s/></text:span><text:span text:style-name="T7_2">mkdir</text:span><text:span text:style-name="T7_3"><text:s/></text:span><text:span text:style-name="T7_4">-</text:span><text:span text:style-name="T7_5">p</text:span><text:span text:style-name="T7_6"><text:s/>.</text:span><text:span text:style-name="T7_7">vim</text:span><text:span text:style-name="T7_8">/</text:span><text:span text:style-name="T7_9">colors</text:span></text:p>
            <text:p text:style-name="P8"><text:span text:style-name="T8_1">$<text:s/></text:span><text:span text:style-name="T8_2">curl</text:span><text:span text:style-name="T8_3"><text:s/></text:span><text:span text:style-name="T8_4"><text:a xlink:type="simple" xlink:href="https://raw.githubusercontent.com/fatih/molokai/master/colors/molokai.vim"><text:span text:style-name="T8_5">https</text:span></text:a></text:span><text:span text:style-name="T8_6"><text:a xlink:type="simple" xlink:href="https://raw.githubusercontent.com/fatih/molokai/master/colors/molokai.vim"><text:span text:style-name="T8_7">://</text:span></text:a></text:span><text:span text:style-name="T8_8"><text:a xlink:type="simple" xlink:href="https://raw.githubusercontent.com/fatih/molokai/master/colors/molokai.vim"><text:span text:style-name="T8_9">raw</text:span></text:a></text:span><text:span text:style-name="T8_10"><text:a xlink:type="simple" xlink:href="https://raw.githubusercontent.com/fatih/molokai/master/colors/molokai.vim"><text:span text:style-name="T8_11">.</text:span></text:a></text:span><text:span text:style-name="T8_12"><text:a xlink:type="simple" xlink:href="https://raw.githubusercontent.com/fatih/molokai/master/colors/molokai.vim"><text:span text:style-name="T8_13">githubusercontent</text:span></text:a></text:span><text:span text:style-name="T8_14"><text:a xlink:type="simple" xlink:href="https://raw.githubusercontent.com/fatih/molokai/master/colors/molokai.vim"><text:span text:style-name="T8_15">.</text:span></text:a></text:span><text:span text:style-name="T8_16"><text:a xlink:type="simple" xlink:href="https://raw.githubusercontent.com/fatih/molokai/master/colors/molokai.vim"><text:span text:style-name="T8_17">com</text:span></text:a></text:span><text:span text:style-name="T8_18"><text:a xlink:type="simple" xlink:href="https://raw.githubusercontent.com/fatih/molokai/master/colors/molokai.vim"><text:span text:style-name="T8_19">/</text:span></text:a></text:span><text:span text:style-name="T8_20"><text:a xlink:type="simple" xlink:href="https://raw.githubusercontent.com/fatih/molokai/master/colors/molokai.vim"><text:span text:style-name="T8_21">fatih</text:span></text:a></text:span><text:span text:style-name="T8_22"><text:a xlink:type="simple" xlink:href="https://raw.githubusercontent.com/fatih/molokai/master/colors/molokai.vim"><text:span text:style-name="T8_23">/</text:span></text:a></text:span><text:span text:style-name="T8_24"><text:a xlink:type="simple" xlink:href="https://raw.githubusercontent.com/fatih/molokai/master/colors/molokai.vim"><text:span text:style-name="T8_25">molokai</text:span></text:a></text:span><text:span text:style-name="T8_26"><text:a xlink:type="simple" xlink:href="https://raw.githubusercontent.com/fatih/molokai/master/colors/molokai.vim"><text:span text:style-name="T8_27">/</text:span></text:a></text:span><text:span text:style-name="T8_28"><text:a xlink:type="simple" xlink:href="https://raw.githubusercontent.com/fatih/molokai/master/colors/molokai.vim"><text:span text:style-name="T8_29">master</text:span></text:a></text:span><text:span text:style-name="T8_30"><text:a xlink:type="simple" xlink:href="https://raw.githubusercontent.com/fatih/molokai/master/colors/molokai.vim"><text:span text:style-name="T8_31">/</text:span></text:a></text:span><text:span text:style-name="T8_32"><text:a xlink:type="simple" xlink:href="https://raw.githubusercontent.com/fatih/molokai/master/colors/molokai.vim"><text:span text:style-name="T8_33">colors</text:span></text:a></text:span><text:span text:style-name="T8_34"><text:a xlink:type="simple" xlink:href="https://raw.githubusercontent.com/fatih/molokai/master/colors/molokai.vim"><text:span text:style-name="T8_35">/</text:span></text:a></text:span><text:span text:style-name="T8_36"><text:a xlink:type="simple" xlink:href="https://raw.githubusercontent.com/fatih/molokai/master/colors/molokai.vim"><text:span text:style-name="T8_37">molokai</text:span></text:a></text:span><text:span text:style-name="T8_38"><text:a xlink:type="simple" xlink:href="https://raw.githubusercontent.com/fatih/molokai/master/colors/molokai.vim"><text:span text:style-name="T8_39">.</text:span></text:a></text:span><text:span text:style-name="T8_40"><text:a xlink:type="simple" xlink:href="https://raw.githubusercontent.com/fatih/molokai/master/colors/molokai.vim"><text:span text:style-name="T8_41">vim</text:span></text:a></text:span><text:span text:style-name="T8_42"><text:s/>&gt;<text:s/>.</text:span><text:span text:style-name="T8_43">vim</text:span><text:span text:style-name="T8_44">/</text:span><text:span text:style-name="T8_45">colors</text:span><text:span text:style-name="T8_46">/</text:span><text:span text:style-name="T8_47">molokai</text:span><text:span text:style-name="T8_48">.</text:span><text:span text:style-name="T8_49">git</text:span></text:p>
            <text:p text:style-name="P9"><text:span text:style-name="T9_1">$<text:s/></text:span><text:span text:style-name="T9_2">cat</text:span><text:span text:style-name="T9_3"><text:s/></text:span><text:span text:style-name="T9_4">&gt;<text:s/>.</text:span><text:span text:style-name="T9_5">vimrc</text:span><text:span text:style-name="T9_6"><text:s/>&lt;&lt;<text:s/></text:span><text:span text:style-name="T9_7">EOT</text:span></text:p>
            <text:p text:style-name="P10"><text:span text:style-name="T10_1">#<text:s/></text:span><text:span text:style-name="T10_2">set</text:span><text:span text:style-name="T10_3"><text:s/></text:span><text:span text:style-name="T10_4">your</text:span><text:span text:style-name="T10_5"><text:s/></text:span><text:span text:style-name="T10_6">favorite</text:span><text:span text:style-name="T10_7"><text:s/></text:span><text:span text:style-name="T10_8">scheme</text:span></text:p>
            <text:p text:style-name="P11"><text:span text:style-name="T11_1">colorscheme</text:span><text:span text:style-name="T11_2"><text:s/></text:span><text:span text:style-name="T11_3">molokai</text:span></text:p>
            <text:p text:style-name="P12"><text:span text:style-name="T12_1">EOT</text:span></text:p>
          </table:table-cell>
        </table:table-row>
        <table:table-row table:style-name="Row2">
          <table:table-cell table:style-name="Cell2">
            <text:p text:style-name="P13"><text:span text:style-name="T13_1">Fig</text:span><text:span text:style-name="T13_2">.<text:s/>1.1:<text:s/></text:span><text:span text:style-name="T13_3">Set</text:span><text:span text:style-name="T13_4"><text:s/></text:span><text:span text:style-name="T13_5">up</text:span><text:span text:style-name="T13_6"><text:s/></text:span><text:span text:style-name="T13_7">a</text:span><text:span text:style-name="T13_8"><text:s/></text:span><text:span text:style-name="T13_9">new</text:span><text:span text:style-name="T13_10"><text:s/></text:span><text:span text:style-name="T13_11">colorscheme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background-color="#93c47d"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background-color="#a4c2f4"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background-color="#ead1dc" fo:color="#434343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fo:keep-with-next="always" fo:keep-together="always" style:writing-mode="lr-tb"/>
      <style:text-properties fo:background-color="#d5a6bd"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